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e2e85" officeooo:paragraph-rsid="000e2e85"/>
    </style:style>
    <style:style style:name="P2" style:family="paragraph" style:parent-style-name="Standard">
      <style:text-properties fo:language="fr" fo:country="FR" officeooo:paragraph-rsid="000ea760"/>
    </style:style>
    <style:style style:name="P3" style:family="paragraph" style:parent-style-name="Standard">
      <style:text-properties fo:language="fr" fo:country="FR" officeooo:rsid="000ea760" officeooo:paragraph-rsid="000ea760"/>
    </style:style>
    <style:style style:name="P4" style:family="paragraph" style:parent-style-name="Standard">
      <style:text-properties fo:language="fr" fo:country="FR" officeooo:rsid="000fe434" officeooo:paragraph-rsid="000fe434"/>
    </style:style>
    <style:style style:name="P5" style:family="paragraph" style:parent-style-name="Standard">
      <style:text-properties fo:language="fr" fo:country="FR" officeooo:rsid="00117e4f" officeooo:paragraph-rsid="00117e4f"/>
    </style:style>
    <style:style style:name="P6" style:family="paragraph" style:parent-style-name="Standard">
      <style:text-properties fo:language="fr" fo:country="FR" officeooo:rsid="000e2e85" officeooo:paragraph-rsid="000e2e85" style:font-size-asian="10.5pt"/>
    </style:style>
    <style:style style:name="P7" style:family="paragraph" style:parent-style-name="Standard" style:list-style-name="L1">
      <style:text-properties fo:language="fr" fo:country="FR" officeooo:rsid="00114526" officeooo:paragraph-rsid="00114526"/>
    </style:style>
    <style:style style:name="P8" style:family="paragraph" style:parent-style-name="Standard" style:list-style-name="L1">
      <style:text-properties fo:language="fr" fo:country="FR" officeooo:rsid="00117e4f" officeooo:paragraph-rsid="00117e4f"/>
    </style:style>
    <style:style style:name="T1" style:family="text">
      <style:text-properties officeooo:rsid="000ea7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hier des charges</text:p>
      <text:p text:style-name="P1"/>
      <text:p text:style-name="P1">Présentation du projet</text:p>
      <text:p text:style-name="P1"/>
      <text:p text:style-name="P2"><text:span text:style-name="T1">Ce projet est réalisé par 4 étudiants en 2eme année de licence d’informatique à l’université Lyon 1 dans le cadre </text:span><text:bookmark text:name="lifap4_conception_et_developpement_d_applications_---_projet"/><text:span text:style-name="T1">du cours de </text:span>Conception et développement d'applications <text:span text:style-name="T1">LIFAP4.</text:span></text:p>
      <text:p text:style-name="P2"/>
      <text:p text:style-name="P3">Description de la demande</text:p>
      <text:p text:style-name="P3"/>
      <text:p text:style-name="P5">Résultat visé : Avoir un jeu de programmation capable d’effectuer les instructions donnés par un joueur dans le langage de programmation que nous implémentons.</text:p>
      <text:p text:style-name="P4"/>
      <text:p text:style-name="P4">Lorsque le développement du jeu sera fini, les fonctionnalités attendus sont:</text:p>
      <text:list xml:id="list2620662279" text:style-name="L1">
        <text:list-item>
          <text:p text:style-name="P7">avoir différents niveaux de jeu qui mettent en jeu des opérations comme l’addition, la multiplication et le tri.</text:p>
        </text:list-item>
        <text:list-item>
          <text:p text:style-name="P8">Proposer des défis complémentaires à la complétion d’un niveau liés à des programmes plus optimisé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9:53:46.462306676</meta:creation-date>
    <dc:date>2019-02-26T11:27:24.617403057</dc:date>
    <meta:editing-duration>PT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8" meta:character-count="691" meta:non-whitespace-character-count="593"/>
  </office:meta>
</office:document-meta>
</file>